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F4A43745B330AC96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Prime" svg:font-family="'Courier Prime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T Sans" svg:font-family="'PT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edce6" draw:fill="none" draw:textarea-horizontal-align="justify" draw:textarea-vertical-align="middle" draw:auto-grow-height="false" fo:min-height="18.95cm" fo:min-width="1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4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7b8dac" loext:opacity="100%" style:font-name="Courier Prime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7b8dac" loext:opacity="100%" style:font-name="Courier Prime" fo:font-size="60pt" style:font-size-asian="60pt" style:font-size-complex="6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7b8dac" loext:opacity="100%" style:font-name="Courier Prime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8cm" svg:height="19.2cm" svg:x="8.1cm" svg:y="0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cm" svg:height="2.99cm" svg:x="8.5cm" svg:y="8.405cm">
          <draw:text-box>
            <text:p text:style-name="P2"><text:span text:style-name="T1">Scrembl</text:span></text:p>
          </draw:text-box>
        </draw:frame>
        <draw:frame draw:style-name="gr3" draw:text-style-name="P4" draw:layer="layout" svg:width="2cm" svg:height="2cm" svg:x="12.5cm" svg:y="3.5cm">
          <draw:image xlink:href="Pictures/10000001000001F4000001F4A43745B330AC961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Prime" svg:font-family="'Courier Prime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T Sans" svg:font-family="'PT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8T11:53:14.028727754</meta:creation-date>
    <dc:date>2023-06-27T12:03:16.265598506</dc:date>
    <meta:editing-duration>PT13M13S</meta:editing-duration>
    <meta:editing-cycles>7</meta:editing-cycles>
    <meta:generator>LibreOffice/7.3.7.2$Linux_X86_64 LibreOffice_project/30$Build-2</meta:generator>
    <meta:document-statistic meta:object-count="26"/>
  </office:meta>
</office:document-meta>
</file>